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Si&quot;;&quot;No&quot;)" table:allow-empty-cell="true" table:display-list="unsorted" table:base-cell-address="Hoja1.D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table:number-columns-spanned="3" table:number-rows-spanned="1">
            <text:p>Exercici</text:p>
          </table:table-cell>
          <table:covered-table-cell table:number-columns-repeated="2" table:style-name="ce4"/>
          <table:table-cell table:style-name="ce1" office:value-type="string">
            <text:p>Ho he fet?</text:p>
          </table:table-cell>
          <table:table-cell table:style-name="ce1" office:value-type="string">
            <text:p>S'ha fet?</text:p>
          </table:table-cell>
          <table:table-cell table:style-name="ce1" office:value-type="string">
            <text:p>Està bé?</text:p>
          </table:table-cell>
          <table:table-cell table:style-name="ce1" office:value-type="string">
            <text:p>Número de </text:p>
            <text:p>correccions</text:p>
          </table:table-cell>
          <table:table-cell table:style-name="ce1" office:value-type="string">
            <text:p>Data Validació</text:p>
            <text:p>Final</text:p>
          </table:table-cell>
        </table:table-row>
        <table:table-row table:style-name="ro2">
          <table:table-cell table:style-name="ce2" office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table-cell table:style-name="ce3" table:number-columns-spanned="1" table:number-rows-spanned="15"/>
          <table:table-cell table:style-name="ce2" office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2"/>
          <table:table-cell office:value-type="string">
            <text:p>1a App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2a App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>
            <text:p>Checklist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Factur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Quadern de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>
            <text:p>Export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Import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Corregid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3"/>
          <table:table-cell/>
          <table:table-cell table:style-name="ce5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>
            <text:p>Major &gt; 10?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Parell o Senar?</text:p>
          </table:table-cell>
          <table:table-cell table:content-validation-name="val1" table:number-columns-repeated="3"/>
          <table:table-cell table:number-columns-repeated="2"/>
        </table:table-row>
        <table:table-row table:style-name="ro3">
          <table:covered-table-cell table:number-columns-repeated="2"/>
          <table:table-cell office:value-type="string">
            <text:p>Calculadora de canvis de base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2" office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3" table:number-columns-spanned="1" table:number-rows-spanned="20"/>
          <table:table-cell table:style-name="ce2" office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4"/>
          <table:table-cell office:value-type="string">
            <text:p>Checklist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Factur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Quadern de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Llista de notes final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3" table:number-columns-spanned="1" table:number-rows-spanned="4"/>
          <table:table-cell office:value-type="string">
            <text:p>Gràfic de barr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Gràfic circul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Mitjana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Gràfic de línies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>
            <text:p>Per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Ordenar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Protecció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>
            <text:p>Selecció més d'un valor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Enviar correu amb note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3" table:number-columns-spanned="1" table:number-rows-spanned="2"/>
          <table:table-cell office:value-type="string">
            <text:p>Enquesta </text:p>
          </table:table-cell>
          <table:table-cell table:content-validation-name="val1" table:number-columns-repeated="3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Enviar als companys</text:p>
          </table:table-cell>
          <table:table-cell table:content-validation-name="val1" table:number-columns-repeated="3"/>
          <table:table-cell table:number-columns-repeated="2"/>
        </table:table-row>
        <table:table-row table:style-name="ro2">
          <table:table-cell table:style-name="ce2" office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table-cell table:style-name="ce3" table:number-columns-spanned="1" table:number-rows-spanned="4"/>
          <table:table-cell table:style-name="ce2" office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2">
          <table:covered-table-cell/>
          <table:table-cell table:style-name="ce2" office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15/12/2022</text:date>, <text:time>10:0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2T08:25:41.813590795</meta:creation-date>
    <dc:date>2022-12-12T09:00:59.784510677</dc:date>
    <meta:editing-duration>PT9M59S</meta:editing-duration>
    <meta:editing-cycles>2</meta:editing-cycles>
    <meta:generator>OpenOffice/4.1.13$Win32 OpenOffice.org_project/4113m1$Build-9810</meta:generator>
    <meta:document-statistic meta:table-count="1" meta:cell-count="48" meta:object-count="0"/>
  </office:meta>
</office:document-meta>
</file>